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DATABASE</text:p>
      <text:p text:style-name="Standard"/>
      <text:p text:style-name="Standard"/>
      <text:p text:style-name="Standard">CREATE TABLE villes(</text:p>
      <text:p text:style-name="Standard">id SERIAL,</text:p>
      <text:p text:style-name="Standard">name VARCHAR(100),</text:p>
      <text:p text:style-name="Standard">PRIMARY KEY (id)</text:p>
      <text:p text:style-name="Standard">);</text:p>
      <text:p text:style-name="Standard"/>
      <text:p text:style-name="Standard">CREATE TABLE magasins(</text:p>
      <text:p text:style-name="Standard">id SERIAL,</text:p>
      <text:p text:style-name="Standard">name VARCHAR(100),</text:p>
      <text:p text:style-name="Standard">ville INTEGER,</text:p>
      <text:p text:style-name="Standard">PRIMARY KEY (id),</text:p>
      <text:p text:style-name="Standard">FOREIGN KEY (ville) REFERENCES villes(id)</text:p>
      <text:p text:style-name="Standard">);</text:p>
      <text:p text:style-name="Standard"/>
      <text:p text:style-name="Standard"/>
      <text:p text:style-name="Standard">CREATE TABLE prestations(</text:p>
      <text:p text:style-name="Standard">id SERIAL,</text:p>
      <text:p text:style-name="Standard">label VARCHAR(100),</text:p>
      <text:p text:style-name="Standard">tarif NUMERIC(10),</text:p>
      <text:p text:style-name="Standard">PRIMARY KEY (id)</text:p>
      <text:p text:style-name="Standard">);</text:p>
      <text:p text:style-name="Standard"/>
      <text:p text:style-name="Standard">CREATE TABLE voiture(</text:p>
      <text:p text:style-name="Standard">id SERIAL,</text:p>
      <text:p text:style-name="Standard">modele VARCHAR(100),</text:p>
      <text:p text:style-name="Standard">prix NUMERIC(100),</text:p>
      <text:p text:style-name="Standard">reserve BOOLEAN,</text:p>
      <text:p text:style-name="Standard">nb_places INTEGER,</text:p>
      <text:p text:style-name="Standard">magasin INTEGER,</text:p>
      <text:p text:style-name="Standard">PRIMARY KEY (id),</text:p>
      <text:p text:style-name="Standard">FOREIGN KEY (magasin) REFERENCES magasins(id)</text:p>
      <text:p text:style-name="Standard">);</text:p>
      <text:p text:style-name="Standard"/>
      <text:p text:style-name="Standard">CREATE TABLE moto(</text:p>
      <text:p text:style-name="Standard">id SERIAL,</text:p>
      <text:p text:style-name="Standard">modele VARCHAR(100),</text:p>
      <text:p text:style-name="Standard">prix NUMERIC(100),</text:p>
      <text:p text:style-name="Standard">reserve BOOLEAN,</text:p>
      <text:p text:style-name="Standard">cylindree INTEGER,</text:p>
      <text:p text:style-name="Standard">magasin INTEGER,</text:p>
      <text:p text:style-name="Standard">PRIMARY KEY (id),</text:p>
      <text:p text:style-name="Standard">FOREIGN KEY (magasin) REFERENCES magasins(id)</text:p>
      <text:p text:style-name="Standard">);</text:p>
      <text:p text:style-name="Standard"/>
      <text:p text:style-name="Standard">// table de jointure</text:p>
      <text:p text:style-name="Standard"/>
      <text:p text:style-name="Standard">CREATE TABLE join_mag_pres (</text:p>
      <text:p text:style-name="Standard">magasin_id INTEGER,</text:p>
      <text:p text:style-name="Standard"><text:soft-page-break/>prestation_id INTEGER,</text:p>
      <text:p text:style-name="Standard">PRIMARY KEY (magasin_id, prestation_id),</text:p>
      <text:p text:style-name="Standard">FOREIGN KEY (magasin_id) REFERENCES magasins(id),</text:p>
      <text:p text:style-name="Standard">FOREIGN KEY (prestation_id) REFERENCES prestations(id)</text:p>
      <text:p text:style-name="Standard">);</text:p>
      <text:p text:style-name="Standard"/>
      <text:p text:style-name="Standard">CREATE TABLE magasins_proches(</text:p>
      <text:p text:style-name="Standard">magasin_id INTEGER,</text:p>
      <text:p text:style-name="Standard">magasin_proche_id INTEGER,</text:p>
      <text:p text:style-name="Standard">PRIMARY KEY (magasin_id, magasin_proche_id),</text:p>
      <text:p text:style-name="Standard">FOREIGN KEY (magasin_id) REFERENCES magasins(id),</text:p>
      <text:p text:style-name="Standard">FOREIGN KEY (magasin_proche_id) REFERENCES magasins(id)</text:p>
      <text:p text:style-name="Standard">);</text:p>
      <text:p text:style-name="Standard"/>
      <text:p text:style-name="Standard"/>
      <text:p text:style-name="Standard">INSERT INTO villes (name) VALUES ('Montpellier');</text:p>
      <text:p text:style-name="Standard">INSERT INTO villes (name) VALUES ('Perols');</text:p>
      <text:p text:style-name="Standard">INSERT INTO villes (name) VALUES ('Sete');</text:p>
      <text:p text:style-name="Standard">INSERT INTO villes (name) VALUES ('Toulouse');</text:p>
      <text:p text:style-name="Standard"/>
      <text:p text:style-name="Standard">INSERT INTO magasins (name, ville) VALUES ('Les_Arceaux', 1);</text:p>
      <text:p text:style-name="Standard">INSERT INTO magasins (name, ville) VALUES ('Sabines', 1);</text:p>
      <text:p text:style-name="Standard">INSERT INTO magasins (name, ville) VALUES ('Etang_de_l_or', 2);</text:p>
      <text:p text:style-name="Standard">INSERT INTO magasins (name, ville) VALUES ('Sete', 3);</text:p>
      <text:p text:style-name="Standard">INSERT INTO magasins (name, ville) VALUES ('Matabiau', 4);</text:p>
      <text:p text:style-name="Standard"/>
      <text:p text:style-name="Standard"/>
      <text:p text:style-name="Standard">INSERT INTO prestations (label, tarif) VALUES ('pression pneus', 0);</text:p>
      <text:p text:style-name="Standard">INSERT INTO prestations (label, tarif) VALUES ('peinture', 300);</text:p>
      <text:p text:style-name="Standard">INSERT INTO prestations (label, tarif) VALUES ('lustrage', 50);</text:p>
      <text:p text:style-name="Standard">INSERT INTO prestations (label, tarif) VALUES ('controle_technique', 50);</text:p>
      <text:p text:style-name="Standard"/>
      <text:p text:style-name="Standard"/>
      <text:p text:style-name="Standard">INSERT INTO voitures (modele, prix, reserve, nb_places, magasin) VALUES ('peugeot_206', 1000, '1', 4, 5);</text:p>
      <text:p text:style-name="Standard">INSERT INTO voitures (modele, prix, reserve, nb_places, magasin) VALUES ('ford_fiesta', 10000, '0', 5, 4);</text:p>
      <text:p text:style-name="Standard">INSERT INTO voitures (modele, prix, reserve, nb_places, magasin) VALUES ('renault_kangoo', 8000, '1', 5, 3);</text:p>
      <text:p text:style-name="Standard">INSERT INTO voitures (modele, prix, reserve, nb_places, magasin) VALUES ('fiat_panda', 2000, '1', 4, 2);</text:p>
      <text:p text:style-name="Standard">INSERT INTO voitures (modele, prix, reserve, nb_places, magasin) VALUES ('honda_civic', 2000, '1', 5, 1);</text:p>
      <text:p text:style-name="Standard">INSERT INTO voitures (modele, prix, reserve, nb_places, magasin) VALUES ('honda_civic', 2000, '0', 5, 2);</text:p>
      <text:p text:style-name="Standard">INSERT INTO voitures (modele, prix, reserve, nb_places, magasin) VALUES ('honda_civic', 2000, '0', 5, <text:s/>5);</text:p>
      <text:p text:style-name="Standard"/>
      <text:p text:style-name="Standard">INSERT INTO moto (modele, prix, reserve, cylindree, magasin) VALUES ('yamaha_mt_09', 9000, '1', 800, 5);</text:p>
      <text:p text:style-name="Standard">INSERT INTO voitures (modele, prix, reserve, cylindree, magasin) VALUES ('yamaha_mt_10', 16500, '0', 600, 4);</text:p>
      <text:p text:style-name="Standard"><text:soft-page-break/>INSERT INTO voitures (modele, prix, reserve, cylindree, <text:s/>magasin) VALUES ('suzuki_gsx', 8899, '1', 950, 3);</text:p>
      <text:p text:style-name="Standard">INSERT INTO voitures (modele, prix, reserve, cylindree, magasin) VALUES ('honda_cb', 2000, '1', 1150, 2);</text:p>
      <text:p text:style-name="Standard">INSERT INTO voitures (modele, prix, reserve, cylindree, magasin) VALUES ('honda_cb', 12500, '1', 1050, 1);</text:p>
      <text:p text:style-name="Standard">INSERT INTO voitures (modele, prix, reserve, cylindree, magasin) VALUES ('bmw_g_310', 6000, '0', 750, <text:s/>2);</text:p>
      <text:p text:style-name="Standard">INSERT INTO voitures (modele, prix, reserve, cylindree, magasin) VALUES ('harley', 12800, '0', 1250, 5);</text:p>
      <text:p text:style-name="Standard"/>
      <text:p text:style-name="Standard"/>
      <text:p text:style-name="Standard">//table de jointures</text:p>
      <text:p text:style-name="Standard">INSERT INTO magasins_proches (magasin_id, magasin_near) VALUES (1, 2);</text:p>
      <text:p text:style-name="Standard">INSERT INTO magasins_proches (magasin_id, magasin_near) VALUES (1, 3);</text:p>
      <text:p text:style-name="Standard">INSERT INTO magasins_proches (magasin_id, magasin_near) VALUES (2, 3);</text:p>
      <text:p text:style-name="Standard"/>
      <text:p text:style-name="Standard"/>
      <text:p text:style-name="Standard">//table de jointures </text:p>
      <text:p text:style-name="Standard">INSERT INTO join_mag_pres (magasin_id, prestation_id) VALUES (1, 1);</text:p>
      <text:p text:style-name="Standard">INSERT INTO join_mag_pres (magasin_id, prestation_id) VALUES (1, 3);</text:p>
      <text:p text:style-name="Standard">INSERT INTO join_mag_pres (magasin_id, prestation_id) VALUES (2, 3);</text:p>
      <text:p text:style-name="Standard">INSERT INTO join_mag_pres (magasin_id, prestation_id) VALUES (2, 4);</text:p>
      <text:p text:style-name="Standard">INSERT INTO join_mag_pres (magasin_id, prestation_id) VALUES (3, 1);</text:p>
      <text:p text:style-name="Standard">INSERT INTO join_mag_pres (magasin_id, prestation_id) VALUES (3, 3);</text:p>
      <text:p text:style-name="Standard">INSERT INTO join_mag_pres (magasin_id, prestation_id) VALUES (3, 4);</text:p>
      <text:p text:style-name="Standard">INSERT INTO join_mag_pres (magasin_id, prestation_id) VALUES (4, 1);</text:p>
      <text:p text:style-name="Standard">INSERT INTO join_mag_pres (magasin_id, prestation_id) VALUES (4, 2);</text:p>
      <text:p text:style-name="Standard">INSERT INTO join_mag_pres (magasin_id, prestation_id) VALUES (5, 1);</text:p>
      <text:p text:style-name="Standard">INSERT INTO join_mag_pres (magasin_id, prestation_id) VALUES (5, 2);</text:p>
      <text:p text:style-name="Standard">INSERT INTO join_mag_pres (magasin_id, prestation_id) VALUES (5, 3);</text:p>
      <text:p text:style-name="Standard">INSERT INTO join_mag_pres (magasin_id, prestation_id) VALUES (5, 4);</text:p>
      <text:p text:style-name="Standard"/>
      <text:p text:style-name="Standard">SELECT * FROM magasins;</text:p>
      <text:p text:style-name="Standard"/>
      <text:p text:style-name="Standard">SELECT * FROM magasins_proches WHERE magasin_name = 2;</text:p>
      <text:p text:style-name="Standard"/>
      <text:p text:style-name="Standard">SELECT * FROM voitures;</text:p>
      <text:p text:style-name="Standard"/>
      <text:p text:style-name="Standard">SELECT * FROM voitures WHERE id = 2;</text:p>
      <text:p text:style-name="Standard"/>
      <text:p text:style-name="Standard">INSERT INTO voitures (modele, prix, reserve, nb_places, magasin) VALUES ('peugeot_206', 1000, '1', 4, 5);</text:p>
      <text:p text:style-name="Standard"/>
      <text:p text:style-name="Standard">UPDATE voitures SET prix = 16200, reserve = '0' WHERE id = 2;</text:p>
      <text:p text:style-name="Standard"/>
      <text:p text:style-name="Standard">DELETE FROM voitures WHERE id = 7;</text:p>
      <text:p text:style-name="Standard"/>
      <text:p text:style-name="Standard">SELECT DISTINCT modele, prix, reserve, magasins.name FROM voitures, magasins, villes WHERE voitures.magasin = magasins.id AND voitures.nb_places = 5 AND magasins.ville = villes.id AND villes.name = 'Montpellier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16:43.035136340</meta:creation-date>
    <dc:date>2020-03-03T10:17:50.366770371</dc:date>
    <meta:editing-duration>PT1M7S</meta:editing-duration>
    <meta:editing-cycles>1</meta:editing-cycles>
    <meta:document-statistic meta:table-count="0" meta:image-count="0" meta:object-count="0" meta:page-count="3" meta:paragraph-count="107" meta:word-count="652" meta:character-count="5022" meta:non-whitespace-character-count="4473"/>
    <meta:generator>LibreOffice/6.0.7.3$Linux_X86_64 LibreOffice_project/00m0$Build-3</meta:generator>
  </office:meta>
</office:document-meta>
</file>